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Text_20_body" style:list-style-name="L4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" style:family="paragraph" style:parent-style-name="Text_20_body" style:list-style-name="L4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0.162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0.162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0.162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Standard"/>
      <text:list xml:id="list8830781149087298206" text:style-name="L4">
        <text:list-item>
          <text:p text:style-name="P3"><text:bookmark text:name="yui_3_17_2_1_1534915039662_119"/>UML (at least 5 diagrams)</text:p>
        </text:list-item>
        <text:list-item>
          <text:p text:style-name="P3">Metrics (at least two. Sonarcube would be great)</text:p>
        </text:list-item>
        <text:list-item>
          <text:p text:style-name="P3">Clean Code Development (at least 5 points you can show me)</text:p>
        </text:list-item>
        <text:list-item>
          <text:p text:style-name="P3">Continous Delivery (show me your pipeline in e.g. Jenkins and Travis-CI)</text:p>
        </text:list-item>
        <text:list-item>
          <text:p text:style-name="P3">AOP (show me where you could have integrated AOP stuff =&gt; the jointpoints)</text:p>
        </text:list-item>
        <text:list-item>
          <text:p text:style-name="P3">DSL (Create a small DSL Demo example snippet in your code even if it does not contribute to your project)</text:p>
        </text:list-item>
        <text:list-item>
          <text:p text:style-name="P3">Functional Programming (prove that you have covered all functional definitions in your code as</text:p>
          <text:list>
            <text:list-item>
              <text:p text:style-name="P3">only final data structures</text:p>
            </text:list-item>
            <text:list-item>
              <text:p text:style-name="P3">(mostly) side effect free functions</text:p>
            </text:list-item>
            <text:list-item>
              <text:p text:style-name="P3">the use of higher order functions</text:p>
            </text:list-item>
            <text:list-item>
              <text:p text:style-name="P3">functions as parameters and return values</text:p>
            </text:list-item>
            <text:list-item>
              <text:p text:style-name="P3">use clojures / anonymous functions</text:p>
            </text:list-item>
          </text:list>
        </text:list-item>
        <text:list-item>
          <text:p text:style-name="P3">Show me an idea where to use a logical solver in your code and how you would do it!</text:p>
        </text:list-item>
        <text:list-item>
          <text:p text:style-name="P4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4<text:tab/>1</text:p>
      <text:p text:style-name="Standard">35<text:tab/>2</text:p>
      <text:p text:style-name="Standard">36<text:tab/>2</text:p>
      <text:p text:style-name="Standard">37<text:tab/>2</text:p>
      <text:p text:style-name="Standard">39<text:tab/>2</text:p>
      <text:p text:style-name="P2">40<text:tab/>1</text:p>
      <text:p text:style-name="Standard"><text:tab/>10</text:p>
      <text:p text:style-name="Standard"/>
      <text:p text:style-name="Standard">To Do:</text:p>
      <text:p text:style-name="Standard"/>
      <text:p text:style-name="Standard">Shift code into functions:</text:p>
      <text:list xml:id="list8232520442856106658" text:style-name="L5">
        <text:list-item>
          <text:p text:style-name="P1">Web scraping</text:p>
        </text:list-item>
        <text:list-item>
          <text:p text:style-name="P1">data preprocessing</text:p>
          <text:list>
            <text:list-item>
              <text:p text:style-name="P1">filter unimportant nations</text:p>
            </text:list-item>
          </text:list>
        </text:list-item>
        <text:list-item>
          <text:p text:style-name="P1">save files</text:p>
        </text:list-item>
        <text:list-item>
          <text:p text:style-name="P1">data preprocessing for nn</text:p>
        </text:list-item>
        <text:list-item>
          <text:p text:style-name="P1">create nn</text:p>
        </text:list-item>
        <text:list-item>
          <text:p text:style-name="P1">plots</text:p>
        </text:list-item>
        <text:list-item>
          <text:p text:style-name="P1">make predictions</text:p>
        </text:list-item>
        <text:list-item>
          <text:p text:style-name="P1">give points</text:p>
        </text:list-item>
        <text:list-item>
          <text:p text:style-name="P1">save network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32S</meta:editing-duration>
    <meta:editing-cycles>4</meta:editing-cycles>
    <meta:generator>OpenOffice/4.1.2$Win32 OpenOffice.org_project/412m3$Build-9782</meta:generator>
    <dc:date>2018-08-22T08:36:51.07</dc:date>
    <meta:document-statistic meta:table-count="0" meta:image-count="0" meta:object-count="0" meta:page-count="1" meta:paragraph-count="36" meta:word-count="214" meta:character-count="1085"/>
    <meta:user-defined meta:name="Info 1"/>
    <meta:user-defined meta:name="Info 2"/>
    <meta:user-defined meta:name="Info 3"/>
    <meta:user-defined meta:name="Info 4"/>
  </office:meta>
</office:document-meta>
</file>